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4bef7" officeooo:paragraph-rsid="0014bef7" style:font-size-asian="12.25pt" style:font-size-complex="14pt"/>
    </style:style>
    <style:style style:name="P2" style:family="paragraph" style:parent-style-name="Standard">
      <style:text-properties fo:font-size="14pt" officeooo:rsid="00166838" officeooo:paragraph-rsid="00166838" style:font-size-asian="12.25pt" style:font-size-complex="14pt"/>
    </style:style>
    <style:style style:name="P3" style:family="paragraph" style:parent-style-name="Standard">
      <style:text-properties fo:font-size="14pt" officeooo:rsid="00172726" officeooo:paragraph-rsid="00172726" style:font-size-asian="12.25pt" style:font-size-complex="14pt"/>
    </style:style>
    <style:style style:name="P4" style:family="paragraph" style:parent-style-name="Standard">
      <style:text-properties fo:font-size="14pt" officeooo:rsid="001bdaf9" officeooo:paragraph-rsid="001bdaf9" style:font-size-asian="12.25pt" style:font-size-complex="14pt"/>
    </style:style>
    <style:style style:name="P5" style:family="paragraph" style:parent-style-name="Standard">
      <style:text-properties fo:font-size="14pt" officeooo:rsid="001dacf5" officeooo:paragraph-rsid="001dacf5" style:font-size-asian="12.25pt" style:font-size-complex="14pt"/>
    </style:style>
    <style:style style:name="P6" style:family="paragraph" style:parent-style-name="Standard">
      <style:text-properties fo:font-size="14pt" officeooo:rsid="0021dd8b" officeooo:paragraph-rsid="0021dd8b" style:font-size-asian="12.25pt" style:font-size-complex="14pt"/>
    </style:style>
    <style:style style:name="P7" style:family="paragraph" style:parent-style-name="Standard">
      <style:text-properties fo:font-size="14pt" officeooo:rsid="00239cb3" officeooo:paragraph-rsid="00239cb3" style:font-size-asian="12.25pt" style:font-size-complex="14pt"/>
    </style:style>
    <style:style style:name="P8" style:family="paragraph" style:parent-style-name="Standard">
      <style:text-properties fo:font-size="14pt" officeooo:rsid="0023f9ee" officeooo:paragraph-rsid="0023f9ee" style:font-size-asian="12.25pt" style:font-size-complex="14pt"/>
    </style:style>
    <style:style style:name="P9" style:family="paragraph" style:parent-style-name="Standard">
      <style:text-properties fo:font-size="14pt" officeooo:rsid="0025471c" officeooo:paragraph-rsid="0025471c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#include&lt;stdio.h&gt;</text:p>
      <text:p text:style-name="P1">int lcm(int,int);</text:p>
      <text:p text:style-name="P1">int main()</text:p>
      <text:p text:style-name="P1">{</text:p>
      <text:p text:style-name="P1"><text:s text:c="4"/>int x,y,s;</text:p>
      <text:p text:style-name="P1"><text:s text:c="4"/>printf("Enter two numbers:- ");</text:p>
      <text:p text:style-name="P1"><text:s text:c="4"/>scanf("%d %d",&amp;x,&amp;y);</text:p>
      <text:p text:style-name="P1"><text:s text:c="4"/>s=lcm(x,y);</text:p>
      <text:p text:style-name="P1"><text:s text:c="4"/>printf("The lcm is %d\n",s);</text:p>
      <text:p text:style-name="P1"><text:s text:c="4"/>return 0;</text:p>
      <text:p text:style-name="P1">}</text:p>
      <text:p text:style-name="P1">int lcm(int a,int b)</text:p>
      <text:p text:style-name="P1">{</text:p>
      <text:p text:style-name="P1"><text:s text:c="4"/>int c,d,i;</text:p>
      <text:p text:style-name="P1"><text:s text:c="4"/>if(b&gt;a)</text:p>
      <text:p text:style-name="P1"><text:s text:c="4"/>{</text:p>
      <text:p text:style-name="P1"><text:s text:c="8"/>d=b;</text:p>
      <text:p text:style-name="P1"><text:s text:c="8"/>b=a;</text:p>
      <text:p text:style-name="P1"><text:s text:c="8"/>a=d;</text:p>
      <text:p text:style-name="P1"><text:s text:c="4"/>}</text:p>
      <text:p text:style-name="P1"/>
      <text:p text:style-name="P1"><text:s text:c="4"/>for(i=1;i&lt;=a;i++)</text:p>
      <text:p text:style-name="P1"><text:s text:c="4"/>{</text:p>
      <text:p text:style-name="P1"><text:s text:c="8"/>c=b*i;</text:p>
      <text:p text:style-name="P1"><text:s text:c="8"/>if(c%a==0)</text:p>
      <text:p text:style-name="P1"><text:s text:c="12"/>break;</text:p>
      <text:p text:style-name="P1"><text:s text:c="4"/>}</text:p>
      <text:p text:style-name="P1"><text:s text:c="4"/>return c;</text:p>
      <text:p text:style-name="P1">}</text:p>
      <text:p text:style-name="P1"/>
      <text:p text:style-name="P2">2.#include&lt;stdio.h&gt;</text:p>
      <text:p text:style-name="P2">int hcf(int,int);</text:p>
      <text:p text:style-name="P2">int main()</text:p>
      <text:p text:style-name="P2">{</text:p>
      <text:p text:style-name="P2"><text:s text:c="4"/>int x,y,s;</text:p>
      <text:p text:style-name="P2"><text:s text:c="4"/>printf("Enter two numbers:- ");</text:p>
      <text:p text:style-name="P2"><text:s text:c="4"/>scanf("%d %d",&amp;x,&amp;y);</text:p>
      <text:p text:style-name="P2"><text:s text:c="4"/>s=hcf(x,y);</text:p>
      <text:p text:style-name="P2"><text:s text:c="4"/>printf("The hcf is %d\n",s);</text:p>
      <text:p text:style-name="P2"><text:s text:c="4"/>return 0;</text:p>
      <text:p text:style-name="P2">}</text:p>
      <text:p text:style-name="P2">int hcf(int a,int b)</text:p>
      <text:p text:style-name="P2">{</text:p>
      <text:p text:style-name="P2"><text:s text:c="4"/>int c,d,i;</text:p>
      <text:p text:style-name="P2"><text:s text:c="4"/>if(b&gt;a)</text:p>
      <text:p text:style-name="P2"><text:soft-page-break/><text:s text:c="4"/>{</text:p>
      <text:p text:style-name="P2"><text:s text:c="8"/>d=b;</text:p>
      <text:p text:style-name="P2"><text:s text:c="8"/>b=a;</text:p>
      <text:p text:style-name="P2"><text:s text:c="8"/>a=d;</text:p>
      <text:p text:style-name="P2"><text:s text:c="4"/>}</text:p>
      <text:p text:style-name="P2"><text:s text:c="4"/>for(i=b;i&gt;0;i--)</text:p>
      <text:p text:style-name="P2"><text:s text:c="4"/>{</text:p>
      <text:p text:style-name="P2"><text:s text:c="8"/>if((a%i==0)&amp;&amp;(b%i==0))</text:p>
      <text:p text:style-name="P2"><text:s text:c="8"/>{</text:p>
      <text:p text:style-name="P2"><text:s text:c="12"/>c=i;</text:p>
      <text:p text:style-name="P2"><text:s text:c="12"/>break;</text:p>
      <text:p text:style-name="P2"><text:s text:c="8"/>}</text:p>
      <text:p text:style-name="P2"><text:s text:c="4"/>}</text:p>
      <text:p text:style-name="P2"><text:s text:c="4"/>return c;</text:p>
      <text:p text:style-name="P2">}</text:p>
      <text:p text:style-name="P2"/>
      <text:p text:style-name="P3">3.#include&lt;stdio.h&gt;</text:p>
      <text:p text:style-name="P3">int isprime(int);</text:p>
      <text:p text:style-name="P3">int main()</text:p>
      <text:p text:style-name="P3">{</text:p>
      <text:p text:style-name="P3"><text:s text:c="4"/>int num,r;</text:p>
      <text:p text:style-name="P3"><text:s text:c="4"/>printf("Enter a number :-");</text:p>
      <text:p text:style-name="P3"><text:s text:c="4"/>scanf("%d",&amp;num);</text:p>
      <text:p text:style-name="P3"><text:s text:c="4"/>r=isprime(num);</text:p>
      <text:p text:style-name="P3"><text:s text:c="4"/>if(r)</text:p>
      <text:p text:style-name="P3"><text:s text:c="8"/>printf("%d is not prime\n",num);</text:p>
      <text:p text:style-name="P3"><text:s text:c="4"/>else</text:p>
      <text:p text:style-name="P3"><text:s text:c="8"/>printf("%d is prime\n",num);</text:p>
      <text:p text:style-name="P3"><text:s text:c="4"/>return 0;</text:p>
      <text:p text:style-name="P3">}</text:p>
      <text:p text:style-name="P3">int isprime(int num)</text:p>
      <text:p text:style-name="P3">{</text:p>
      <text:p text:style-name="P3"><text:s text:c="4"/>int prime=0,i;</text:p>
      <text:p text:style-name="P3"><text:s text:c="4"/>for(i=2;i&lt;=num/2;i++)</text:p>
      <text:p text:style-name="P3"><text:s text:c="4"/>{</text:p>
      <text:p text:style-name="P3"><text:s text:c="8"/>if(num%i==0)</text:p>
      <text:p text:style-name="P3"><text:s text:c="8"/>{</text:p>
      <text:p text:style-name="P3"><text:s text:c="12"/>prime=1;</text:p>
      <text:p text:style-name="P3"><text:s text:c="12"/>break;</text:p>
      <text:p text:style-name="P3"><text:s text:c="8"/>}</text:p>
      <text:p text:style-name="P3"/>
      <text:p text:style-name="P3"><text:s text:c="4"/>}</text:p>
      <text:p text:style-name="P3"><text:s text:c="4"/>return prime;</text:p>
      <text:p text:style-name="P3">}</text:p>
      <text:p text:style-name="P3"/>
      <text:p text:style-name="P4"><text:soft-page-break/>4.#include&lt;stdio.h&gt;</text:p>
      <text:p text:style-name="P4">int isprime(int);</text:p>
      <text:p text:style-name="P4">int nextprime(int);</text:p>
      <text:p text:style-name="P4">int main()</text:p>
      <text:p text:style-name="P4">{</text:p>
      <text:p text:style-name="P4"><text:s text:c="4"/>int num,r;</text:p>
      <text:p text:style-name="P4"><text:s text:c="4"/>printf("Enter a number :-");</text:p>
      <text:p text:style-name="P4"><text:s text:c="4"/>scanf("%d",&amp;num);</text:p>
      <text:p text:style-name="P4"><text:s text:c="4"/>r=nextprime(num+1);</text:p>
      <text:p text:style-name="P4"><text:s text:c="4"/>printf("Next prime number is %d\n",r);</text:p>
      <text:p text:style-name="P4"><text:s text:c="4"/>return 0;</text:p>
      <text:p text:style-name="P4">}</text:p>
      <text:p text:style-name="P4"/>
      <text:p text:style-name="P4"/>
      <text:p text:style-name="P4">int isprime(int num)</text:p>
      <text:p text:style-name="P4">{</text:p>
      <text:p text:style-name="P4"><text:s text:c="4"/>int prime=0,i;</text:p>
      <text:p text:style-name="P4"><text:s text:c="4"/>for(i=2;i&lt;=num/2;i++)</text:p>
      <text:p text:style-name="P4"><text:s text:c="4"/>{</text:p>
      <text:p text:style-name="P4"><text:s text:c="8"/>if(num%i==0)</text:p>
      <text:p text:style-name="P4"><text:s text:c="8"/>{</text:p>
      <text:p text:style-name="P4"><text:s text:c="12"/>prime=1;</text:p>
      <text:p text:style-name="P4"><text:s text:c="12"/>break;</text:p>
      <text:p text:style-name="P4"><text:s text:c="8"/>}</text:p>
      <text:p text:style-name="P4"/>
      <text:p text:style-name="P4"><text:s text:c="4"/>}</text:p>
      <text:p text:style-name="P4"><text:s text:c="4"/>return prime;</text:p>
      <text:p text:style-name="P4">}</text:p>
      <text:p text:style-name="P4"/>
      <text:p text:style-name="P4"/>
      <text:p text:style-name="P4">int nextprime(int num)</text:p>
      <text:p text:style-name="P4">{</text:p>
      <text:p text:style-name="P4"><text:s text:c="4"/>while(1)</text:p>
      <text:p text:style-name="P4"><text:s text:c="4"/>{</text:p>
      <text:p text:style-name="P4"><text:s text:c="8"/>if(isprime(num))</text:p>
      <text:p text:style-name="P4"><text:s text:c="12"/>num=num+1;</text:p>
      <text:p text:style-name="P4"><text:s text:c="8"/>else</text:p>
      <text:p text:style-name="P4"><text:s text:c="12"/>return num;</text:p>
      <text:p text:style-name="P4"><text:s text:c="4"/>}</text:p>
      <text:p text:style-name="P4">}</text:p>
      <text:p text:style-name="P4"/>
      <text:p text:style-name="P5">5.#include&lt;stdio.h&gt;</text:p>
      <text:p text:style-name="P5">int isprime(int);</text:p>
      <text:p text:style-name="P5">void nprime(int);</text:p>
      <text:p text:style-name="P5">int main()</text:p>
      <text:p text:style-name="P5"><text:soft-page-break/>{</text:p>
      <text:p text:style-name="P5"><text:s text:c="4"/>int n,r;</text:p>
      <text:p text:style-name="P5"><text:s text:c="4"/>printf("Enter a number :-");</text:p>
      <text:p text:style-name="P5"><text:s text:c="4"/>scanf("%d",&amp;n);</text:p>
      <text:p text:style-name="P5"><text:s text:c="4"/>printf("First %d prime numbers are :- \n",n);</text:p>
      <text:p text:style-name="P5"><text:s text:c="4"/>nprime(n);</text:p>
      <text:p text:style-name="P5"><text:s text:c="4"/>return 0;</text:p>
      <text:p text:style-name="P5">}</text:p>
      <text:p text:style-name="P5"/>
      <text:p text:style-name="P5">int isprime(int num)</text:p>
      <text:p text:style-name="P5">{</text:p>
      <text:p text:style-name="P5"><text:s text:c="4"/>int prime=1,i;</text:p>
      <text:p text:style-name="P5"><text:s text:c="4"/>for(i=2;i&lt;=num/2;i++)</text:p>
      <text:p text:style-name="P5"><text:s text:c="4"/>{</text:p>
      <text:p text:style-name="P5"><text:s text:c="8"/>if(num%i==0)</text:p>
      <text:p text:style-name="P5"><text:s text:c="8"/>{</text:p>
      <text:p text:style-name="P5"><text:s text:c="12"/>prime=0;</text:p>
      <text:p text:style-name="P5"><text:s text:c="12"/>break;</text:p>
      <text:p text:style-name="P5"><text:s text:c="8"/>}</text:p>
      <text:p text:style-name="P5"><text:s text:c="4"/>}</text:p>
      <text:p text:style-name="P5"><text:s text:c="4"/>return prime;</text:p>
      <text:p text:style-name="P5">}</text:p>
      <text:p text:style-name="P5"/>
      <text:p text:style-name="P5">void nprime(int n)</text:p>
      <text:p text:style-name="P5">{</text:p>
      <text:p text:style-name="P5"><text:s text:c="4"/>int i,num=2;</text:p>
      <text:p text:style-name="P5"><text:s text:c="4"/>for(i=n;i&gt;0;i--)</text:p>
      <text:p text:style-name="P5"><text:s text:c="4"/>{</text:p>
      <text:p text:style-name="P5"><text:s text:c="8"/>while(1)</text:p>
      <text:p text:style-name="P5"><text:s text:c="8"/>{</text:p>
      <text:p text:style-name="P5"><text:s text:c="12"/>if(isprime(num))</text:p>
      <text:p text:style-name="P5"><text:s text:c="12"/>{</text:p>
      <text:p text:style-name="P5"><text:s text:c="16"/>printf("%d\t",num);</text:p>
      <text:p text:style-name="P5"><text:s text:c="16"/>num++;</text:p>
      <text:p text:style-name="P5"><text:s text:c="16"/>break;</text:p>
      <text:p text:style-name="P5"><text:s text:c="12"/>}</text:p>
      <text:p text:style-name="P5"><text:s text:c="12"/>else</text:p>
      <text:p text:style-name="P5"><text:s text:c="16"/>num++;</text:p>
      <text:p text:style-name="P5"><text:s text:c="8"/>}</text:p>
      <text:p text:style-name="P5"><text:s text:c="4"/>}</text:p>
      <text:p text:style-name="P5"><text:s text:c="4"/>printf("\n");</text:p>
      <text:p text:style-name="P5">}</text:p>
      <text:p text:style-name="P5"/>
      <text:p text:style-name="P5"/>
      <text:p text:style-name="P5"/>
      <text:p text:style-name="P6"><text:soft-page-break/>6.#include&lt;stdio.h&gt;</text:p>
      <text:p text:style-name="P6">int isprime(int);</text:p>
      <text:p text:style-name="P6">void nprime(int,int);</text:p>
      <text:p text:style-name="P6">int main()</text:p>
      <text:p text:style-name="P6">{</text:p>
      <text:p text:style-name="P6"><text:s text:c="4"/>int n1,n2,r;</text:p>
      <text:p text:style-name="P6"><text:s text:c="4"/>printf("Enter two numbers :-");</text:p>
      <text:p text:style-name="P6"><text:s text:c="4"/>scanf("%d %d",&amp;n1,&amp;n2);</text:p>
      <text:p text:style-name="P6"><text:s text:c="4"/>printf("Prime numbers between %d and %d are :- \n",n1,n2);</text:p>
      <text:p text:style-name="P6"><text:s text:c="4"/>if(n1==1)</text:p>
      <text:p text:style-name="P6"><text:s text:c="8"/>n1++;</text:p>
      <text:p text:style-name="P6"><text:s text:c="4"/>nprime(n1,n2);</text:p>
      <text:p text:style-name="P6"><text:s text:c="4"/>return 0;</text:p>
      <text:p text:style-name="P6">}</text:p>
      <text:p text:style-name="P6">int isprime(int num)</text:p>
      <text:p text:style-name="P6">{</text:p>
      <text:p text:style-name="P6"><text:s text:c="4"/>int prime=1,i;</text:p>
      <text:p text:style-name="P6"><text:s text:c="4"/>for(i=2;i&lt;=num/2;i++)</text:p>
      <text:p text:style-name="P6"><text:s text:c="4"/>{</text:p>
      <text:p text:style-name="P6"><text:s text:c="8"/>if(num%i==0)</text:p>
      <text:p text:style-name="P6"><text:s text:c="8"/>{</text:p>
      <text:p text:style-name="P6"><text:s text:c="12"/>prime=0;</text:p>
      <text:p text:style-name="P6"><text:s text:c="12"/>break;</text:p>
      <text:p text:style-name="P6"><text:s text:c="8"/>}</text:p>
      <text:p text:style-name="P6"><text:s text:c="4"/>}</text:p>
      <text:p text:style-name="P6"><text:s text:c="4"/>return prime;</text:p>
      <text:p text:style-name="P6">}</text:p>
      <text:p text:style-name="P6"/>
      <text:p text:style-name="P6">void nprime(int n1,int n2)</text:p>
      <text:p text:style-name="P6">{</text:p>
      <text:p text:style-name="P6"><text:s text:c="4"/>int i,num=n1;</text:p>
      <text:p text:style-name="P6"><text:s text:c="4"/>while(1)</text:p>
      <text:p text:style-name="P6"><text:s text:c="4"/>{</text:p>
      <text:p text:style-name="P6"><text:s text:c="8"/>if(num==n2)</text:p>
      <text:p text:style-name="P6"><text:s text:c="12"/>break;</text:p>
      <text:p text:style-name="P6"><text:s text:c="8"/>if(isprime(num))</text:p>
      <text:p text:style-name="P6"><text:s text:c="8"/>{</text:p>
      <text:p text:style-name="P6"><text:s text:c="12"/>printf("%d\t",num);</text:p>
      <text:p text:style-name="P6"><text:s text:c="12"/>num++;</text:p>
      <text:p text:style-name="P6"><text:s text:c="8"/>}</text:p>
      <text:p text:style-name="P6"><text:s text:c="8"/>else</text:p>
      <text:p text:style-name="P6"><text:s text:c="12"/>num++;</text:p>
      <text:p text:style-name="P6"><text:s text:c="4"/>}</text:p>
      <text:p text:style-name="P6"><text:s text:c="4"/>printf("\n");</text:p>
      <text:p text:style-name="P6">}</text:p>
      <text:p text:style-name="P7"><text:soft-page-break/>7.#include&lt;stdio.h&gt;</text:p>
      <text:p text:style-name="P7">void nfib(int);</text:p>
      <text:p text:style-name="P7">int main()</text:p>
      <text:p text:style-name="P7">{</text:p>
      <text:p text:style-name="P7"><text:s text:c="4"/>int num;</text:p>
      <text:p text:style-name="P7"><text:s text:c="4"/>printf("Enter a number :-");</text:p>
      <text:p text:style-name="P7"><text:s text:c="4"/>scanf("%d",&amp;num);</text:p>
      <text:p text:style-name="P7"><text:s text:c="4"/>printf("The first %d terms of fibonnaci series are :-\n",num);</text:p>
      <text:p text:style-name="P7"><text:s text:c="4"/>nfib(num);</text:p>
      <text:p text:style-name="P7"><text:s text:c="4"/>return 0;</text:p>
      <text:p text:style-name="P7">}</text:p>
      <text:p text:style-name="P7"/>
      <text:p text:style-name="P7">void nfib(int num)</text:p>
      <text:p text:style-name="P7">{</text:p>
      <text:p text:style-name="P7"><text:s text:c="4"/>int a=0,b=1,c,i;</text:p>
      <text:p text:style-name="P7"><text:s text:c="4"/>for(i=1;i&lt;=num;i++)</text:p>
      <text:p text:style-name="P7"><text:s text:c="4"/>{</text:p>
      <text:p text:style-name="P7"><text:s text:c="8"/>printf("%d\t",a);</text:p>
      <text:p text:style-name="P7"><text:s text:c="8"/>c=a+b;</text:p>
      <text:p text:style-name="P7"><text:s text:c="8"/>a=b;</text:p>
      <text:p text:style-name="P7"><text:s text:c="8"/>b=c;</text:p>
      <text:p text:style-name="P7"><text:s text:c="4"/>}</text:p>
      <text:p text:style-name="P7"><text:s text:c="4"/>printf("\n");</text:p>
      <text:p text:style-name="P7">}</text:p>
      <text:p text:style-name="P7"/>
      <text:p text:style-name="P7"/>
      <text:p text:style-name="P8">8.#include&lt;stdio.h&gt;</text:p>
      <text:p text:style-name="P8">int fact(int);</text:p>
      <text:p text:style-name="P8">int comb(int,int);</text:p>
      <text:p text:style-name="P8">void pascal(int);</text:p>
      <text:p text:style-name="P8">int main()</text:p>
      <text:p text:style-name="P8">{</text:p>
      <text:p text:style-name="P8"><text:s text:c="4"/>int line;</text:p>
      <text:p text:style-name="P8"><text:s text:c="4"/>printf("Enter the number of lines :-");</text:p>
      <text:p text:style-name="P8"><text:s text:c="4"/>scanf("%d",&amp;line);</text:p>
      <text:p text:style-name="P8"><text:s text:c="4"/>pascal(line);</text:p>
      <text:p text:style-name="P8"><text:s text:c="4"/>return 0;</text:p>
      <text:p text:style-name="P8">}</text:p>
      <text:p text:style-name="P8"/>
      <text:p text:style-name="P8"/>
      <text:p text:style-name="P8">int fact(int n)</text:p>
      <text:p text:style-name="P8">{</text:p>
      <text:p text:style-name="P8"><text:s text:c="4"/>int num=1;</text:p>
      <text:p text:style-name="P8"><text:s text:c="4"/>while(n&gt;=1)</text:p>
      <text:p text:style-name="P8"><text:s text:c="4"/>{</text:p>
      <text:p text:style-name="P8"><text:soft-page-break/><text:s text:c="8"/>num*=n;</text:p>
      <text:p text:style-name="P8"><text:s text:c="8"/>n--;</text:p>
      <text:p text:style-name="P8"><text:s text:c="4"/>}</text:p>
      <text:p text:style-name="P8"><text:s text:c="4"/>return num;</text:p>
      <text:p text:style-name="P8">}</text:p>
      <text:p text:style-name="P8"/>
      <text:p text:style-name="P8"/>
      <text:p text:style-name="P8">int comb(int n,int r)</text:p>
      <text:p text:style-name="P8">{</text:p>
      <text:p text:style-name="P8"><text:s text:c="4"/>return (fact(n)/(fact(n-r)*fact(r)));</text:p>
      <text:p text:style-name="P8">}</text:p>
      <text:p text:style-name="P8"/>
      <text:p text:style-name="P8"/>
      <text:p text:style-name="P8">void pascal(int line)</text:p>
      <text:p text:style-name="P8">{</text:p>
      <text:p text:style-name="P8"><text:s text:c="4"/>int row,col,k,r;</text:p>
      <text:p text:style-name="P8"><text:s text:c="4"/>for(row=1;row&lt;=line;row++)</text:p>
      <text:p text:style-name="P8"><text:s text:c="4"/>{</text:p>
      <text:p text:style-name="P8"><text:s text:c="8"/>k=1;</text:p>
      <text:p text:style-name="P8"><text:s text:c="8"/>r=0;</text:p>
      <text:p text:style-name="P8"><text:s text:c="8"/>for(col=1;col&lt;=2*line-1;col++)</text:p>
      <text:p text:style-name="P8"><text:s text:c="8"/>{</text:p>
      <text:p text:style-name="P8"><text:s text:c="12"/>if(col&gt;=line+1-row &amp;&amp; col&lt;=line-1+row &amp;&amp; k)</text:p>
      <text:p text:style-name="P8"><text:s text:c="12"/>{</text:p>
      <text:p text:style-name="P8"><text:s text:c="16"/>printf("%3d",comb(row-1,r));</text:p>
      <text:p text:style-name="P8"><text:s text:c="16"/>r++;</text:p>
      <text:p text:style-name="P8"><text:s text:c="16"/>k=0;</text:p>
      <text:p text:style-name="P8"><text:s text:c="12"/>}</text:p>
      <text:p text:style-name="P8"><text:s text:c="12"/>else</text:p>
      <text:p text:style-name="P8"><text:s text:c="12"/>{</text:p>
      <text:p text:style-name="P8"><text:s text:c="16"/>printf(" <text:s text:c="2"/>");</text:p>
      <text:p text:style-name="P8"><text:s text:c="16"/>k=1;</text:p>
      <text:p text:style-name="P8"><text:s text:c="12"/>}</text:p>
      <text:p text:style-name="P8"><text:s text:c="8"/>}</text:p>
      <text:p text:style-name="P8"><text:s text:c="8"/>printf("\n");</text:p>
      <text:p text:style-name="P8"><text:s text:c="4"/>}</text:p>
      <text:p text:style-name="P8">}</text:p>
      <text:p text:style-name="P8"/>
      <text:p text:style-name="P8"/>
      <text:p text:style-name="P9">9.#include&lt;stdio.h&gt;</text:p>
      <text:p text:style-name="P9">float square(float);</text:p>
      <text:p text:style-name="P9">int main()</text:p>
      <text:p text:style-name="P9">{</text:p>
      <text:p text:style-name="P9"><text:s text:c="4"/>float num;</text:p>
      <text:p text:style-name="P9"><text:s text:c="4"/>printf("Enter a number:- ");</text:p>
      <text:p text:style-name="P9"><text:soft-page-break/><text:s text:c="4"/>scanf("%f",&amp;num);</text:p>
      <text:p text:style-name="P9"><text:s text:c="4"/>printf("The square of %f is %f\n",num,square(num));</text:p>
      <text:p text:style-name="P9"><text:s text:c="4"/>return 0;</text:p>
      <text:p text:style-name="P9">}</text:p>
      <text:p text:style-name="P9"/>
      <text:p text:style-name="P9">float square(float num)</text:p>
      <text:p text:style-name="P9">{</text:p>
      <text:p text:style-name="P9"><text:s text:c="4"/>return num*num;</text:p>
      <text:p text:style-name="P9">}</text:p>
      <text:p text:style-name="P9"/>
      <text:p text:style-name="P9">10.#include&lt;stdio.h&gt;</text:p>
      <text:p text:style-name="P9">int fact(int);</text:p>
      <text:p text:style-name="P9">int series(int);</text:p>
      <text:p text:style-name="P9">int main()</text:p>
      <text:p text:style-name="P9">{</text:p>
      <text:p text:style-name="P9"><text:s text:c="4"/>int num,a;</text:p>
      <text:p text:style-name="P9"><text:s text:c="4"/>printf("Enter a number :-");</text:p>
      <text:p text:style-name="P9"><text:s text:c="4"/>scanf("%d",&amp;num);</text:p>
      <text:p text:style-name="P9"><text:s text:c="4"/>a=series(num);</text:p>
      <text:p text:style-name="P9"><text:s text:c="4"/>printf("The sum of series \"1!/1+2!/2+...+n!/n\" till %d terms is %d\n",num,a);</text:p>
      <text:p text:style-name="P9"><text:s text:c="4"/>return 0;</text:p>
      <text:p text:style-name="P9">}</text:p>
      <text:p text:style-name="P9"/>
      <text:p text:style-name="P9">int fact(int n)</text:p>
      <text:p text:style-name="P9">{</text:p>
      <text:p text:style-name="P9"><text:s text:c="4"/>int a=1;</text:p>
      <text:p text:style-name="P9"><text:s text:c="4"/>while(n&gt;=1)</text:p>
      <text:p text:style-name="P9"><text:s text:c="4"/>{</text:p>
      <text:p text:style-name="P9"><text:s text:c="8"/>a*=n;</text:p>
      <text:p text:style-name="P9"><text:s text:c="8"/>n--;</text:p>
      <text:p text:style-name="P9"><text:s text:c="4"/>}</text:p>
      <text:p text:style-name="P9"><text:s text:c="4"/>return a;</text:p>
      <text:p text:style-name="P9">}</text:p>
      <text:p text:style-name="P9">int series(int num)</text:p>
      <text:p text:style-name="P9">{</text:p>
      <text:p text:style-name="P9"><text:s text:c="4"/>int ser=0,i;</text:p>
      <text:p text:style-name="P9"><text:s text:c="4"/>for(i=1;i&lt;=num;i++)</text:p>
      <text:p text:style-name="P9"><text:s text:c="4"/>{</text:p>
      <text:p text:style-name="P9"><text:s text:c="8"/>ser+=fact(i)/i;</text:p>
      <text:p text:style-name="P9"><text:s text:c="4"/>}</text:p>
      <text:p text:style-name="P9"><text:s text:c="4"/>return ser;</text:p>
      <text:p text:style-name="P9">}</text:p>
      <text:p text:style-name="P4"/>
      <text:p text:style-name="P4"/>
      <text:p text:style-name="P4"/>
      <text:p text:style-name="P4"><text:soft-page-break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9T16:47:38.438483956</meta:creation-date>
    <dc:date>2022-08-01T14:17:45.524500705</dc:date>
    <meta:editing-duration>PT1H54M1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9" meta:paragraph-count="326" meta:word-count="528" meta:character-count="4841" meta:non-whitespace-character-count="3225"/>
  </office:meta>
</office:document-meta>
</file>